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rm.readObject( java . io .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rm.set( String fld , String t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rm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rm.compareTo( Object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.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rm.Term( String fld , String t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.Term( String fld , String txt , boolean inter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rm.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rm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rm.createTerm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.Term( String f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.compareTo( Term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